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.002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size="60pt" fo:font-weight="bold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60pt" fo:font-weight="bold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 style:font-size-complex="11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.002cm" svg:x="-0.001cm" svg:y="-0.001cm" presentation:class="title" presentation:user-transformed="true">
          <draw:text-box>
            <text:p text:style-name="P1"><text:span text:style-name="T1">Jezus Chrystus</text:span><text:span text:style-name="T1"><text:line-break/></text:span><text:span text:style-name="T2">ppp</text:span><text:span text:style-name="T1"><text:line-break/></text:span><text:span text:style-name="T1">wczoraj i dziś /x2</text:span><text:span text:style-name="T1"><text:line-break/></text:span><text:span text:style-name="T2">ppp</text:span><text:span text:style-name="T1"><text:line-break/></text:span><text:span text:style-name="T1">Jezus Chrystus</text:span><text:span text:style-name="T1"><text:line-break/></text:span><text:span text:style-name="T2">ppp</text:span><text:span text:style-name="T1"><text:line-break/></text:span><text:span text:style-name="T1">ten sam także na wieki</text:span><text:span text:style-name="T1"><text:line-break/></text:span><text:span text:style-name="T2">ppp</text:span><text:span text:style-name="T1"><text:line-break/></text:span><text:span text:style-name="T1">Alleluj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2" draw:layer="backgroundobjects" svg:width="12.888cm" svg:height="1.049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8cm" svg:height="1.049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8cm" svg:height="1.049cm" svg:x="0cm" svg:y="19.95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8cm" svg:height="1.049cm" svg:x="16.811cm" svg:y="19.95cm">
        <draw:text-box>
          <text:p text:style-name="P3"><text:span text:style-name="T1"><text:page-number>1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6cm" svg:y="19.131cm" presentation:class="page-number">
        <draw:text-box>
          <text:p text:style-name="P4"><text:span text:style-name="T1"><text:page-number>1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2" draw:layer="backgroundobjects" svg:width="9.113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13cm" svg:height="1.484cm" svg:x="11.886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13cm" svg:height="1.484cm" svg:x="0cm" svg:y="28.215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13cm" svg:height="1.484cm" svg:x="11.886cm" svg:y="28.215cm" presentation:class="page-number">
          <draw:text-box>
            <text:p text:style-name="P4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5-19T16:21:40</meta:creation-date>
    <dc:creator>Rafał Talacha</dc:creator>
    <dc:date>2009-01-13T16:43:34</dc:date>
    <dc:language>pl-PL</dc:language>
    <meta:editing-cycles>13</meta:editing-cycles>
    <meta:editing-duration>PT5M29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